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8" style:family="table-cell" style:parent-style-name="Default" style:data-style-name="N122">
      <style:table-cell-properties style:vertical-align="top"/>
    </style:style>
    <style:style style:name="ce9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2" office:value-type="string" calcext:value-type="string">
            <text:p>Produkt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Lin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A</text:p>
          </table:table-cell>
          <table:table-cell table:style-name="ce3" office:value-type="string" calcext:value-type="string">
            <text:p>TURTLEBOT 4</text:p>
          </table:table-cell>
          <table:table-cell table:style-name="ce8" office:value-type="currency" office:currency="EUR" office:value="1600" calcext:value-type="currency">
            <text:p>1,600.00 €</text:p>
          </table:table-cell>
          <table:table-cell table:style-name="ce3" office:value-type="string" calcext:value-type="string">
            <text:p><text:a xlink:href="https://www.mybotshop.de/navi.php?a=6096&amp;lang=eng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B</text:p>
          </table:table-cell>
          <table:table-cell table:style-name="ce3" office:value-type="string" calcext:value-type="string">
            <text:p>TURTLEBOT 3 Burger</text:p>
          </table:table-cell>
          <table:table-cell table:style-name="ce3" office:value-type="string" calcext:value-type="string">
            <text:p>756 Euro</text:p>
            <text:p>585 Euro mit 3b+</text:p>
          </table:table-cell>
          <table:table-cell table:style-name="ce3" office:value-type="string" calcext:value-type="string">
            <text:p><text:a xlink:href="https://www.mybotshop.de/ROBOTIS-TURTLEBOT3-Burger_1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Panzer Chassis </text:p>
            <text:p>mit Encoder-Motor-Auslesung</text:p>
          </table:table-cell>
          <table:table-cell table:style-name="ce3" office:value-type="string" calcext:value-type="string">
            <text:p>YP100 </text:p>
          </table:table-cell>
          <table:table-cell table:style-name="ce3" office:value-type="string" calcext:value-type="string">
            <text:p>110 Euro</text:p>
            <text:p>(O. Akku, Sens</text:p>
          </table:table-cell>
          <table:table-cell table:style-name="ce3" office:value-type="string" calcext:value-type="string">
            <text:p><text:a xlink:href="https://www.teknistore.com/de/smart-robot-and-solar-panel/61759-yp100-wifibluetooth-version-black-metal-moving-chassis-tank-track-car-kit---2pcs-12v-300rpm-dc-motor-with-hall-encoder-4896175906232.html?gclid=EAIaIQobChMIsqi3j43P_QIV6QcGAB3x8AtREAQYASABEgLawPD_BwE" xlink:type="simple">Teknistor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canum Wheel Chassis</text:p>
            <text:p>Mit Encoder</text:p>
          </table:table-cell>
          <table:table-cell office:value-type="string" calcext:value-type="string">
            <text:p>AliExpress Roboter</text:p>
            <text:p/>
          </table:table-cell>
          <table:table-cell office:value-type="string" calcext:value-type="string">
            <text:p>97 o 167 Euro</text:p>
          </table:table-cell>
          <table:table-cell office:value-type="string" calcext:value-type="string">
            <text:p><text:a xlink:href="https://de.aliexpress.com/item/1005002306606559.html?pdp_npi=2%40dis%21EUR%21€%20101%2C80%2197%2C14%20€%21%21%21%21%21%400b0a172716783741276528017e5050%2112000020006356185%21btf&amp;_t=pvid%3A103b0c02-970b-445a-ac54-ffe6ccf33dba&amp;afTraceInfo=1005002306606559__pc__pcBridgePPC__xxxxxx__1678374127&amp;spm=a2g0o.ppclist.product.mainProduct&amp;gatewayAdapt=glo2deu" xlink:type="simple">!AliExpress!</text:a>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Wenn reines Chassi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279 Euro</text:p>
          </table:table-cell>
          <table:table-cell office:value-type="string" calcext:value-type="string">
            <text:p><text:a xlink:href="https://amzn.eu/d/0z7KIkZ" xlink:type="simple">Amazo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y Pi oder Konkurenz</text:p>
          </table:table-cell>
          <table:table-cell office:value-type="string" calcext:value-type="string">
            <text:p>&gt;200 Euro , &gt; 60 Eur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tige(Ergänzungen im Detail)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r Contoller</text:p>
            <text:p>Auch DIY aus arduino nano e.g. </text:p>
          </table:table-cell>
          <table:table-cell table:number-columns-repeated="7"/>
          <table:table-cell table:style-name="ce9"/>
        </table:table-row>
        <table:table-row table:style-name="ro1">
          <table:table-cell office:value-type="string" calcext:value-type="string">
            <text:p>Akkus mit Ladegerä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ispla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utton/Switch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Vllt Kabelcrimpset)</text:p>
          </table:table-cell>
          <table:table-cell/>
          <table:table-cell office:value-type="string" calcext:value-type="string">
            <text:p>10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llt Stelzen/schrauben)</text:p>
          </table:table-cell>
          <table:table-cell/>
          <table:table-cell office:value-type="string" calcext:value-type="string">
            <text:p>15 Euro</text:p>
          </table:table-cell>
          <table:table-cell table:number-columns-repeated="6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1:Tabelle1.D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</meta:creation-date>
    <dc:date>2023-03-09T16:16:46.677673187</dc:date>
    <meta:editing-duration>PT12M11S</meta:editing-duration>
    <meta:editing-cycles>2</meta:editing-cycles>
    <meta:generator>LibreOffice/7.3.7.2$Linux_X86_64 LibreOffice_project/30$Build-2</meta:generator>
    <meta:document-statistic meta:table-count="3" meta:cell-count="35" meta:object-count="0"/>
  </office:meta>
</office:document-meta>
</file>